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1cm" style:rel-column-width="1763*"/>
    </style:style>
    <style:style style:name="Tabelle1.B" style:family="table-column">
      <style:table-column-properties style:column-width="0.485cm" style:rel-column-width="275*"/>
    </style:style>
    <style:style style:name="Tabelle1.C" style:family="table-column">
      <style:table-column-properties style:column-width="4.013cm" style:rel-column-width="2275*"/>
    </style:style>
    <style:style style:name="Tabelle1.F" style:family="table-column">
      <style:table-column-properties style:column-width="0.397cm" style:rel-column-width="225*"/>
    </style:style>
    <style:style style:name="Tabelle1.G" style:family="table-column">
      <style:table-column-properties style:column-width="4.101cm" style:rel-column-width="2325*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9c3cc" officeooo:paragraph-rsid="0019c3cc" style:font-weight-asian="bold" style:font-weight-complex="bold"/>
    </style:style>
    <style:style style:name="P2" style:family="paragraph" style:parent-style-name="Standard">
      <style:text-properties fo:font-weight="normal" officeooo:rsid="0019c3cc" officeooo:paragraph-rsid="0019c3cc" style:font-weight-asian="normal" style:font-weight-complex="normal"/>
    </style:style>
    <style:style style:name="P3" style:family="paragraph" style:parent-style-name="Standard">
      <style:text-properties fo:font-weight="normal" officeooo:rsid="001d89a2" officeooo:paragraph-rsid="001d89a2" style:font-weight-asian="normal" style:font-weight-complex="normal"/>
    </style:style>
    <style:style style:name="P4" style:family="paragraph" style:parent-style-name="Standard">
      <style:text-properties fo:font-weight="normal" officeooo:rsid="001d89a2" officeooo:paragraph-rsid="001f2864" style:font-weight-asian="normal" style:font-weight-complex="normal"/>
    </style:style>
    <style:style style:name="P5" style:family="paragraph" style:parent-style-name="Standard">
      <style:text-properties fo:font-weight="normal" officeooo:rsid="001f2864" officeooo:paragraph-rsid="001f2864" style:font-weight-asian="normal" style:font-weight-complex="normal"/>
    </style:style>
    <style:style style:name="P6" style:family="paragraph" style:parent-style-name="Standard">
      <style:text-properties fo:font-weight="normal" officeooo:rsid="002011b8" officeooo:paragraph-rsid="002011b8" style:font-weight-asian="normal" style:font-weight-complex="normal"/>
    </style:style>
    <style:style style:name="P7" style:family="paragraph" style:parent-style-name="Standard">
      <style:text-properties fo:font-weight="normal" officeooo:rsid="00218953" officeooo:paragraph-rsid="00218953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rsid="0019c3cc" officeooo:paragraph-rsid="0019c3cc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b72f2" officeooo:paragraph-rsid="001b72f2"/>
    </style:style>
    <style:style style:name="P11" style:family="paragraph" style:parent-style-name="Table_20_Contents">
      <style:paragraph-properties fo:text-align="center" style:justify-single-word="false"/>
      <style:text-properties officeooo:rsid="001c8db4" officeooo:paragraph-rsid="001c8db4"/>
    </style:style>
    <style:style style:name="T1" style:family="text">
      <style:text-properties officeooo:rsid="001b72f2"/>
    </style:style>
    <style:style style:name="T2" style:family="text">
      <style:text-properties officeooo:rsid="001c8db4"/>
    </style:style>
    <style:style style:name="T3" style:family="text">
      <style:text-properties officeooo:rsid="001f2864"/>
    </style:style>
    <style:style style:name="T4" style:family="text">
      <style:text-properties style:text-position="super 58%" officeooo:rsid="001f2864"/>
    </style:style>
    <style:style style:name="T5" style:family="text">
      <style:text-properties style:text-position="super 58%" fo:font-weight="bold" officeooo:rsid="001f2864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f2864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weight="bold" officeooo:rsid="001f2864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f2864" style:font-weight-asian="bold" style:font-weight-complex="bold"/>
    </style:style>
    <style:style style:name="T12" style:family="text">
      <style:text-properties officeooo:rsid="00201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3</text:p>
      <text:p text:style-name="P1"/>
      <text:p text:style-name="P2">Orientiert man sich an den in Aufgabe 2 vorgegebenen Schritten 1-6 und ein wenig am selbst geschriebenem Code, so müssen folgenden <text:span text:style-name="T12">Laufzeiten</text:span> summiert werden: 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F"/>
        <table:table-column table:style-name="Tabelle1.G"/>
        <table:table-column table:style-name="Tabelle1.F"/>
        <table:table-row>
          <table:table-cell table:style-name="Tabelle1.A1" office:value-type="string">
            <text:p text:style-name="P8">n*log(n)</text:p>
          </table:table-cell>
          <table:table-cell table:style-name="Tabelle1.A1" office:value-type="string">
            <text:p text:style-name="P8">+</text:p>
          </table:table-cell>
          <table:table-cell table:style-name="Tabelle1.A1" office:value-type="string">
            <text:p text:style-name="P8">n</text:p>
          </table:table-cell>
          <table:table-cell table:style-name="Tabelle1.A1" office:value-type="string">
            <text:p text:style-name="P8">+</text:p>
          </table:table-cell>
          <table:table-cell table:style-name="Tabelle1.A1" office:value-type="string">
            <text:p text:style-name="P8">log(p+(p-1)*size(int))</text:p>
          </table:table-cell>
          <table:table-cell table:style-name="Tabelle1.A1" office:value-type="string">
            <text:p text:style-name="P8">+</text:p>
          </table:table-cell>
          <table:table-cell table:style-name="Tabelle1.A1" office:value-type="string">
            <text:p text:style-name="P8">(p*(p-1))*log(p*(p-1))</text:p>
          </table:table-cell>
          <table:table-cell table:style-name="Tabelle1.H1" office:value-type="string">
            <text:p text:style-name="P8">+</text:p>
          </table:table-cell>
        </table:table-row>
        <table:table-row>
          <table:table-cell table:style-name="Tabelle1.A2" office:value-type="string">
            <text:p text:style-name="P8">Quicksort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8">Splitter in lokalen Arrays <text:span text:style-name="T1">identifizieren</text:span>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>MPI_Gather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>Quicksort im root Prozess auf gesammelten Splittern</text:p>
          </table:table-cell>
          <table:table-cell table:style-name="Tabelle1.H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8">p*(p-1)</text:p>
          </table:table-cell>
          <table:table-cell table:style-name="Tabelle1.A2" office:value-type="string">
            <text:p text:style-name="P8">+</text:p>
          </table:table-cell>
          <table:table-cell table:style-name="Tabelle1.A2" office:value-type="string">
            <text:p text:style-name="P8">(p-1)*size(int)*log(p)</text:p>
          </table:table-cell>
          <table:table-cell table:style-name="Tabelle1.A2" office:value-type="string">
            <text:p text:style-name="P8">+</text:p>
          </table:table-cell>
          <table:table-cell table:style-name="Tabelle1.A2" office:value-type="string">
            <text:p text:style-name="P8">n <text:s/></text:p>
          </table:table-cell>
          <table:table-cell table:style-name="Tabelle1.A2" office:value-type="string">
            <text:p text:style-name="P8">+</text:p>
          </table:table-cell>
          <table:table-cell table:style-name="Tabelle1.A2" office:value-type="string">
            <text:p text:style-name="P9"/>
          </table:table-cell>
          <table:table-cell table:style-name="Tabelle1.H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10">Globale Splitter Identifizieren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>MPI_Bcast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>Lokale Splitter auf Grundlage von globalen Splittern identifizieren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H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8">p+(p-1)*size(int)</text:p>
          </table:table-cell>
          <table:table-cell table:style-name="Tabelle1.A2" office:value-type="string">
            <text:p text:style-name="P8">+</text:p>
          </table:table-cell>
          <table:table-cell table:style-name="Tabelle1.A2" office:value-type="string">
            <text:p text:style-name="P8">p+n</text:p>
          </table:table-cell>
          <table:table-cell table:style-name="Tabelle1.A2" office:value-type="string">
            <text:p text:style-name="P8">+</text:p>
          </table:table-cell>
          <table:table-cell table:style-name="Tabelle1.A2" office:value-type="string">
            <text:p text:style-name="P8"><text:span text:style-name="T2">n</text:span>*log(<text:span text:style-name="T2">n</text:span>)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9"/>
          </table:table-cell>
          <table:table-cell table:style-name="Tabelle1.H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10">MPI_Alltoall</text:p>
            <text:p text:style-name="P10">Versende die zu erwartenden Größe eines Blockes an alle Blöcke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>MPI_Alltoallv</text:p>
            <text:p text:style-name="P10">Versende Blöcke an alle Prozesse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>Quicksort auf den empfangenen zusammengefügten Blöcken</text:p>
            <text:p text:style-name="P11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H2" office:value-type="string">
            <text:p text:style-name="P9"/>
          </table:table-cell>
        </table:table-row>
      </table:table>
      <text:p text:style-name="P2"/>
      <text:p text:style-name="P3">Mit der Annahme, dass n sehr viel größer als p ist, vereinfacht sich die Summe zu:</text:p>
      <text:p text:style-name="P3"/>
      <text:p text:style-name="P3">3n+2n*log(n)</text:p>
      <text:p text:style-name="P3"/>
      <text:p text:style-name="P6">Dies bedeutet das die Laufzeit unseres Algorithmus in der <text:span text:style-name="T10">Komplexitätsklasse O(n*log(n)</text:span>) liegt.</text:p>
      <text:p text:style-name="P3"/>
      <text:p text:style-name="P3">Der Speicherbedarf <text:span text:style-name="T3">im root Prozess ist, auf Grund der Sonderfunktion, am höchsten und wird daher hier betrachtet. W</text:span>enn man sich an der Aufgabenstellung zwei orientiert, <text:s/><text:span text:style-name="T3">beläuft er sich </text:span>auf </text:p>
      <text:p text:style-name="P3"/>
      <text:p text:style-name="P4">n*sizeof(int) + 1*sizeof(int) + <text:span text:style-name="T3">(p-1)*sizeof(int) + p*</text:span> <text:span text:style-name="T3">(p-1)*sizeof(int) + n*sizeof(int) </text:span></text:p>
      <text:p text:style-name="P4"><text:span text:style-name="T3">= </text:span><text:span text:style-name="T11">(2n + p</text:span><text:span text:style-name="T5">2</text:span><text:span text:style-name="T9">)*sizeof(int)</text:span></text:p>
      <text:p text:style-name="P4"><text:span text:style-name="T7"/></text:p>
      <text:p text:style-name="P5"><text:span text:style-name="T6">Die einzelnen Summanden stellen folgenden Bedarf da:</text:span></text:p>
      <text:p text:style-name="P5"><text:span text:style-name="T6">Das lokale Array + die Länge des lokalen Arrays + die localen Splitter + die Summe der Splitter, die im root-Prozess gesammelt werden + ein weiteres Array in dem die empfangenen Blöcke zusammengeführt werden.</text:span></text:p>
      <text:p text:style-name="P5"><text:span text:style-name="T6"/></text:p>
      <text:p text:style-name="P7"><text:span text:style-name="T6">Die </text:span><text:span text:style-name="T8">Obergrenze für unseren Speicher</text:span><text:span text:style-name="T6">, bei Annahme n&gt;&gt;p, liegt also bei </text:span><text:span text:style-name="T8">O(n</text:span><text:span text:style-name="T6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4:18:35.105764992</meta:creation-date>
    <dc:date>2017-01-16T15:33:44.984348437</dc:date>
    <meta:editing-duration>PT44M17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1" meta:paragraph-count="42" meta:word-count="219" meta:character-count="1504" meta:non-whitespace-character-count="1321"/>
  </office:meta>
</office:document-meta>
</file>